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>
      <style:table-cell-properties fo:border-bottom="2.01pt solid #000000" fo:border-left="0.99pt solid #000000" fo:border-right="2.01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Feuille1_1" table:style-name="ta1">
        <table:shapes>
          <draw:frame draw:z-index="0" draw:style-name="gr1" draw:text-style-name="P1" svg:width="15.999cm" svg:height="8.999cm" svg:x="12.794cm" svg:y="1.721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row table:style-name="ro1">
          <table:table-cell table:style-name="ce1" office:value-type="string" calcext:value-type="string">
            <text:p>Theme</text:p>
          </table:table-cell>
          <table:table-cell table:style-name="ce5" office:value-type="string" calcext:value-type="string">
            <text:p>Somme - Montant</text:p>
          </table:table-cell>
        </table:table-row>
        <table:table-row table:style-name="ro1">
          <table:table-cell table:style-name="ce2" office:value-type="string" calcext:value-type="string">
            <text:p>Arts et loisirs</text:p>
          </table:table-cell>
          <table:table-cell table:style-name="ce6" office:value-type="float" office:value="7212.65" calcext:value-type="float">
            <text:p>7212,65</text:p>
          </table:table-cell>
        </table:table-row>
        <table:table-row table:style-name="ro1">
          <table:table-cell office:value-type="string" calcext:value-type="string">
            <text:p>Histoire et géographie</text:p>
          </table:table-cell>
          <table:table-cell office:value-type="float" office:value="4132.44" calcext:value-type="float">
            <text:p>4132,44</text:p>
          </table:table-cell>
        </table:table-row>
        <table:table-row table:style-name="ro1">
          <table:table-cell office:value-type="string" calcext:value-type="string">
            <text:p>Informatique, généralités</text:p>
          </table:table-cell>
          <table:table-cell office:value-type="float" office:value="350.48" calcext:value-type="float">
            <text:p>350,48</text:p>
          </table:table-cell>
        </table:table-row>
        <table:table-row table:style-name="ro1">
          <table:table-cell office:value-type="string" calcext:value-type="string">
            <text:p>Langues</text:p>
          </table:table-cell>
          <table:table-cell office:value-type="float" office:value="328.98" calcext:value-type="float">
            <text:p>328,98</text:p>
          </table:table-cell>
        </table:table-row>
        <table:table-row table:style-name="ro1">
          <table:table-cell office:value-type="string" calcext:value-type="string">
            <text:p>Littérature</text:p>
          </table:table-cell>
          <table:table-cell office:value-type="float" office:value="10534.46" calcext:value-type="float">
            <text:p>10534,46</text:p>
          </table:table-cell>
        </table:table-row>
        <table:table-row table:style-name="ro1">
          <table:table-cell office:value-type="string" calcext:value-type="string">
            <text:p>Philosophie et psychologie</text:p>
          </table:table-cell>
          <table:table-cell office:value-type="float" office:value="3385.83" calcext:value-type="float">
            <text:p>3385,83</text:p>
          </table:table-cell>
        </table:table-row>
        <table:table-row table:style-name="ro1">
          <table:table-cell office:value-type="string" calcext:value-type="string">
            <text:p>Religion</text:p>
          </table:table-cell>
          <table:table-cell office:value-type="float" office:value="1891.63" calcext:value-type="float">
            <text:p>1891,63</text:p>
          </table:table-cell>
        </table:table-row>
        <table:table-row table:style-name="ro1">
          <table:table-cell office:value-type="string" calcext:value-type="string">
            <text:p>Sciences naturelles et mathématiques</text:p>
          </table:table-cell>
          <table:table-cell office:value-type="float" office:value="756.35" calcext:value-type="float">
            <text:p>756,35</text:p>
          </table:table-cell>
        </table:table-row>
        <table:table-row table:style-name="ro1">
          <table:table-cell office:value-type="string" calcext:value-type="string">
            <text:p>Sciences sociales</text:p>
          </table:table-cell>
          <table:table-cell office:value-type="float" office:value="3733.14" calcext:value-type="float">
            <text:p>3733,14</text:p>
          </table:table-cell>
        </table:table-row>
        <table:table-row table:style-name="ro1">
          <table:table-cell table:style-name="ce4" office:value-type="string" calcext:value-type="string">
            <text:p>Technologie et sciences appliquées</text:p>
          </table:table-cell>
          <table:table-cell table:style-name="ce8" office:value-type="float" office:value="2675.97" calcext:value-type="float">
            <text:p>2675,97</text:p>
          </table:table-cell>
        </table:table-row>
      </table:table>
      <table:named-expressions/>
      <table:data-pilot-tables>
        <table:data-pilot-table table:name="DataPilot1" table:application-data="" table:target-range-address="'Table dynamique_Feuille1_1'.A1:'Table dynamique_Feuille1_1'.B11" table:buttons="'Table dynamique_Feuille1_1'.A1" table:grand-total="none" table:show-filter-button="false" table:drill-down-on-double-click="false">
          <table:database-source-query table:database-name="Librairie" table:query-name="Graph2"/>
          <table:data-pilot-field table:source-field-name="Theme" table:orientation="row" table:used-hierarchy="0" table:function="auto">
            <table:data-pilot-level table:show-empty="false" calcext:repeat-item-labels="false">
              <table:data-pilot-members>
                <table:data-pilot-member table:name="Arts et loisirs" table:display="true" table:show-details="true"/>
                <table:data-pilot-member table:name="Histoire et géographie" table:display="true" table:show-details="true"/>
                <table:data-pilot-member table:name="Informatique, généralités" table:display="true" table:show-details="true"/>
                <table:data-pilot-member table:name="Langues" table:display="true" table:show-details="true"/>
                <table:data-pilot-member table:name="Littérature" table:display="true" table:show-details="true"/>
                <table:data-pilot-member table:name="Philosophie et psychologie" table:display="true" table:show-details="true"/>
                <table:data-pilot-member table:name="Religion" table:display="true" table:show-details="true"/>
                <table:data-pilot-member table:name="Sciences naturelles et mathématiques" table:display="true" table:show-details="true"/>
                <table:data-pilot-member table:name="Sciences sociales" table:display="true" table:show-details="true"/>
                <table:data-pilot-member table:name="Technologie et sciences appliqué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" table:orientation="data" table:used-hierarchy="0" table:function="sum">
            <table:data-pilot-level table:show-empty="false" calcext:repeat-item-labels="false">
              <table:data-pilot-members>
                <table:data-pilot-member table:name="328,98" table:display="true" table:show-details="true"/>
                <table:data-pilot-member table:name="350,48" table:display="true" table:show-details="true"/>
                <table:data-pilot-member table:name="756,35" table:display="true" table:show-details="true"/>
                <table:data-pilot-member table:name="1891,63" table:display="true" table:show-details="true"/>
                <table:data-pilot-member table:name="2675,97" table:display="true" table:show-details="true"/>
                <table:data-pilot-member table:name="3385,83" table:display="true" table:show-details="true"/>
                <table:data-pilot-member table:name="3733,14" table:display="true" table:show-details="true"/>
                <table:data-pilot-member table:name="4132,44" table:display="true" table:show-details="true"/>
                <table:data-pilot-member table:name="7212,65" table:display="true" table:show-details="true"/>
                <table:data-pilot-member table:name="10534,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1:16:52.155514196</meta:creation-date>
    <dc:date>2025-03-25T11:21:38.419434940</dc:date>
    <meta:editing-duration>PT4M46S</meta:editing-duration>
    <meta:editing-cycles>1</meta:editing-cycles>
    <meta:document-statistic meta:table-count="2" meta:cell-count="22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data-label-series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circle" chart:style-name="ch1">
        <chart:legend chart:legend-position="end" svg:x="6.868cm" svg:y="2.808cm" style:legend-expansion="high" chart:style-name="ch2"/>
        <chart:plot-area chart:style-name="ch3" table:cell-range-address="PivotChart" chart:data-source-has-labels="column" svg:x="0.35cm" svg:y="0.35cm" svg:width="6.168cm" svg:height="7.4cm">
          <chart:coordinate-region svg:x="0.896cm" svg:y="1.9cm" svg:width="4.803cm" svg:height="4.803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ts et loisirs</text:p>
                <draw:g>
                  <svg:desc>PT@categories</svg:desc>
                </draw:g>
              </table:table-cell>
              <table:table-cell office:value-type="float" office:value="7212.65">
                <text:p>7212.6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Histoire et géographie</text:p>
              </table:table-cell>
              <table:table-cell office:value-type="float" office:value="4132.44">
                <text:p>4132.44</text:p>
              </table:table-cell>
            </table:table-row>
            <table:table-row>
              <table:table-cell office:value-type="string">
                <text:p>Informatique, généralités</text:p>
              </table:table-cell>
              <table:table-cell office:value-type="float" office:value="350.48">
                <text:p>350.48</text:p>
              </table:table-cell>
            </table:table-row>
            <table:table-row>
              <table:table-cell office:value-type="string">
                <text:p>Langues</text:p>
              </table:table-cell>
              <table:table-cell office:value-type="float" office:value="328.98">
                <text:p>328.98</text:p>
              </table:table-cell>
            </table:table-row>
            <table:table-row>
              <table:table-cell office:value-type="string">
                <text:p>Littérature</text:p>
              </table:table-cell>
              <table:table-cell office:value-type="float" office:value="10534.46">
                <text:p>10534.46</text:p>
              </table:table-cell>
            </table:table-row>
            <table:table-row>
              <table:table-cell office:value-type="string">
                <text:p>Philosophie et psychologie</text:p>
              </table:table-cell>
              <table:table-cell office:value-type="float" office:value="3385.83">
                <text:p>3385.83</text:p>
              </table:table-cell>
            </table:table-row>
            <table:table-row>
              <table:table-cell office:value-type="string">
                <text:p>Religion</text:p>
              </table:table-cell>
              <table:table-cell office:value-type="float" office:value="1891.63">
                <text:p>1891.63</text:p>
              </table:table-cell>
            </table:table-row>
            <table:table-row>
              <table:table-cell office:value-type="string">
                <text:p>Sciences naturelles et mathématiques</text:p>
              </table:table-cell>
              <table:table-cell office:value-type="float" office:value="756.35">
                <text:p>756.35</text:p>
              </table:table-cell>
            </table:table-row>
            <table:table-row>
              <table:table-cell office:value-type="string">
                <text:p>Sciences sociales</text:p>
              </table:table-cell>
              <table:table-cell office:value-type="float" office:value="3733.14">
                <text:p>3733.14</text:p>
              </table:table-cell>
            </table:table-row>
            <table:table-row>
              <table:table-cell office:value-type="string">
                <text:p>Technologie et sciences appliquées</text:p>
              </table:table-cell>
              <table:table-cell office:value-type="float" office:value="2675.97">
                <text:p>2675.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